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Default" style:data-style-name="N0">
      <style:table-cell-properties fo:background-color="#DDDDDD"/>
    </style:style>
    <style:style style:name="ce6" style:family="table-cell" style:parent-style-name="Default" style:data-style-name="N0">
      <style:table-cell-properties fo:background-color="#CCCCCC"/>
    </style:style>
    <style:style style:name="co1" style:family="table-column">
      <style:table-column-properties fo:break-before="auto" style:column-width="4.89479166666667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0.449791666666667cm"/>
    </style:style>
    <style:style style:name="co7" style:family="table-column">
      <style:table-column-properties fo:break-before="auto" style:column-width="3.94229166666667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7" table:default-cell-style-name="ce1"/>
        <table:table-column table:style-name="co8" table:default-cell-style-name="ce1"/>
        <table:table-column table:style-name="co4" table:number-columns-repeated="3" table:default-cell-style-name="ce1"/>
        <table:table-column table:style-name="co9" table:default-cell-style-name="ce1"/>
        <table:table-column table:style-name="co10" table:number-columns-repeated="16363" table:default-cell-style-name="ce1"/>
        <table:table-row table:style-name="ro1">
          <table:table-cell office:value-type="string" table:style-name="ce2">
            <text:p>Use Case</text:p>
          </table:table-cell>
          <table:table-cell office:value-type="string" table:style-name="ce2">
            <text:p>Estimation (total h)</text:p>
          </table:table-cell>
          <table:table-cell office:value-type="string" table:style-name="ce2">
            <text:p>Documentation (h)</text:p>
          </table:table-cell>
          <table:table-cell office:value-type="string" table:style-name="ce2">
            <text:p>Coding (h)</text:p>
          </table:table-cell>
          <table:table-cell office:value-type="string" table:style-name="ce2">
            <text:p>Testing (h)</text:p>
          </table:table-cell>
          <table:table-cell office:value-type="string" table:style-name="ce2">
            <text:p>Warm-up (h)</text:p>
          </table:table-cell>
          <table:table-cell office:value-type="string" table:style-name="ce2">
            <text:p>Total (h)</text:p>
          </table:table-cell>
          <table:table-cell table:style-name="ce3"/>
          <table:table-cell office:value-type="string" table:style-name="ce2">
            <text:p>Transaction</text:p>
          </table:table-cell>
          <table:table-cell office:value-type="string" table:style-name="ce4">
            <text:p>Number of</text:p>
          </table:table-cell>
          <table:table-cell office:value-type="string" table:style-name="ce4">
            <text:p>Complexity</text:p>
          </table:table-cell>
          <table:table-cell office:value-type="string" table:style-name="ce2">
            <text:p>DET</text:p>
          </table:table-cell>
          <table:table-cell office:value-type="string" table:style-name="ce2">
            <text:p>RET</text:p>
          </table:table-cell>
          <table:table-cell office:value-type="string" table:style-name="ce2">
            <text:p>FTR</text:p>
          </table:table-cell>
          <table:table-cell office:value-type="string" table:style-name="ce2">
            <text:p>FP</text:p>
          </table:table-cell>
          <table:table-cell table:number-columns-repeated="5" table:style-name="ce1"/>
          <table:table-cell office:value-type="string" table:style-name="ce1">
            <text:p>Fac (only for calc)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6">
            <text:p>Confirm Relationship</text:p>
          </table:table-cell>
          <table:table-cell office:value-type="float" office:value="8" table:style-name="ce6">
            <text:p>8</text:p>
          </table:table-cell>
          <table:table-cell table:number-columns-repeated="4" table:style-name="ce6"/>
          <table:table-cell office:value-type="float" office:value="0" table:formula="of:=[.F3]+[.E3]+[.D3]+[.C3]" table:style-name="ce6">
            <text:p>0</text:p>
          </table:table-cell>
          <table:table-cell table:style-name="ce5"/>
          <table:table-cell office:value-type="string" table:style-name="ce6">
            <text:p>External Inputs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low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" table:formula="of:=[.J3]*[.U3]+[.J4]*[.U4]+[.J5]*[.U5]+[.J6]*[.U6]+[.J7]*[.U7]" table:style-name="ce6">
            <text:p>26</text:p>
          </table:table-cell>
          <table:table-cell table:number-columns-repeated="5" table:style-name="ce1"/>
          <table:table-cell office:value-type="float" office:value="3" table:formula="of:=IF([.K3]=&quot;low&quot;;3;IF([.K3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4" table:formula="of:=IF([.K4]=&quot;low&quot;;4;IF([.K4]=&quot;avg&quot;;5;7))" table:style-name="ce1">
            <text:p>4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3" table:formula="of:=IF([.K5]=&quot;low&quot;;3;IF([.K5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7" table:formula="of:=IF([.K6]=&quot;low&quot;;7;IF([.K6]=&quot;avg&quot;;10;15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5" table:formula="of:=IF([.K7]=&quot;low&quot;;5;IF([.K7]=&quot;avg&quot;;7;10))" table:style-name="ce1">
            <text:p>5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6">
            <text:p>Cronjob</text:p>
          </table:table-cell>
          <table:table-cell table:style-name="ce6"/>
          <table:table-cell office:value-type="float" office:value="1.5" table:style-name="ce6">
            <text:p>1,5</text:p>
          </table:table-cell>
          <table:table-cell office:value-type="float" office:value="2" table:style-name="ce6">
            <text:p>2</text:p>
          </table:table-cell>
          <table:table-cell office:value-type="float" office:value="0.33333333333333331" table:formula="of:=1/3" table:style-name="ce6">
            <text:p>0,333333333</text:p>
          </table:table-cell>
          <table:table-cell office:value-type="float" office:value="1.6666666666666667" table:formula="of:=5/3" table:style-name="ce6">
            <text:p>1,666666667</text:p>
          </table:table-cell>
          <table:table-cell office:value-type="float" office:value="5.5" table:formula="of:=[.C9]+[.D9]+[.E9]+[.F9]" table:style-name="ce6">
            <text:p>5,5</text:p>
          </table:table-cell>
          <table:table-cell table:style-name="ce5"/>
          <table:table-cell office:value-type="string" table:style-name="ce6">
            <text:p>External Input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3" table:style-name="ce6"/>
          <table:table-cell office:value-type="float" office:value="21" table:formula="of:=[.J9]*[.U9]+[.J10]*[.U10]+[.J11]*[.U11]+[.J12]*[.U12]+[.J13]*[.U13]" table:style-name="ce6">
            <text:p>21</text:p>
          </table:table-cell>
          <table:table-cell table:number-columns-repeated="5" table:style-name="ce1"/>
          <table:table-cell office:value-type="float" office:value="3" table:formula="of:=IF([.K9]=&quot;low&quot;;3;IF([.K9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4" table:formula="of:=IF([.K10]=&quot;low&quot;;4;IF([.K10]=&quot;avg&quot;;5;7))" table:style-name="ce1">
            <text:p>4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3" table:formula="of:=IF([.K11]=&quot;low&quot;;3;IF([.K11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7" table:formula="of:=IF([.K12]=&quot;low&quot;;7;IF([.K12]=&quot;avg&quot;;10;15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5" table:formula="of:=IF([.K13]=&quot;low&quot;;5;IF([.K13]=&quot;avg&quot;;7;10))" table:style-name="ce1">
            <text:p>5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6">
            <text:p>Edit Profile</text:p>
          </table:table-cell>
          <table:table-cell table:style-name="ce6"/>
          <table:table-cell office:value-type="float" office:value="6" table:style-name="ce6">
            <text:p>6</text:p>
          </table:table-cell>
          <table:table-cell office:value-type="float" office:value="15.75" table:style-name="ce6">
            <text:p>15,75</text:p>
          </table:table-cell>
          <table:table-cell office:value-type="float" office:value="1.75" table:style-name="ce6">
            <text:p>1,75</text:p>
          </table:table-cell>
          <table:table-cell office:value-type="float" office:value="5.5" table:style-name="ce6">
            <text:p>5,5</text:p>
          </table:table-cell>
          <table:table-cell office:value-type="float" office:value="29" table:formula="of:=[.C15]+[.D15]+[.E15]+[.F15]" table:style-name="ce6">
            <text:p>29</text:p>
          </table:table-cell>
          <table:table-cell table:style-name="ce5"/>
          <table:table-cell office:value-type="string" table:style-name="ce6">
            <text:p>External Inputs</text:p>
          </table:table-cell>
          <table:table-cell table:number-columns-repeated="5" table:style-name="ce6"/>
          <table:table-cell office:value-type="float" office:value="165" table:style-name="ce6">
            <text:p>165</text:p>
          </table:table-cell>
          <table:table-cell table:number-columns-repeated="5" table:style-name="ce1"/>
          <table:table-cell office:value-type="float" office:value="6" table:formula="of:=IF([.K15]=&quot;low&quot;;3;IF([.K15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7" table:formula="of:=IF([.K16]=&quot;low&quot;;4;IF([.K16]=&quot;avg&quot;;5;7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6" table:formula="of:=IF([.K17]=&quot;low&quot;;3;IF([.K17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15" table:formula="of:=IF([.K18]=&quot;low&quot;;7;IF([.K18]=&quot;avg&quot;;10;15))" table:style-name="ce1">
            <text:p>15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10" table:formula="of:=IF([.K19]=&quot;low&quot;;5;IF([.K19]=&quot;avg&quot;;7;10))" table:style-name="ce1">
            <text:p>10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6">
            <text:p>Manage Shared Information</text:p>
          </table:table-cell>
          <table:table-cell office:value-type="float" office:value="33" table:style-name="ce6">
            <text:p>33</text:p>
          </table:table-cell>
          <table:table-cell table:number-columns-repeated="4" table:style-name="ce6"/>
          <table:table-cell office:value-type="float" office:value="0" table:formula="of:=[.C21]+[.D21]+[.E21]+[.F21]" table:style-name="ce6">
            <text:p>0</text:p>
          </table:table-cell>
          <table:table-cell table:style-name="ce5"/>
          <table:table-cell office:value-type="string" table:style-name="ce6">
            <text:p>External Inputs</text:p>
          </table:table-cell>
          <table:table-cell office:value-type="float" office:value="24" table:style-name="ce6">
            <text:p>24</text:p>
          </table:table-cell>
          <table:table-cell office:value-type="string" table:style-name="ce6">
            <text:p>high</text:p>
          </table:table-cell>
          <table:table-cell office:value-type="float" office:value="21" table:style-name="ce6">
            <text:p>21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174" table:formula="of:=[.J21]*[.U21]+[.J22]*[.U22]+[.J23]*[.U23]+[.J24]*[.U24]+[.J25]*[.U25]" table:style-name="ce6">
            <text:p>174</text:p>
          </table:table-cell>
          <table:table-cell table:number-columns-repeated="5" table:style-name="ce1"/>
          <table:table-cell office:value-type="float" office:value="6" table:formula="of:=IF([.K21]=&quot;low&quot;;3;IF([.K21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high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7" table:formula="of:=IF([.K22]=&quot;low&quot;;4;IF([.K22]=&quot;avg&quot;;5;7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high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6" table:formula="of:=IF([.K23]=&quot;low&quot;;3;IF([.K23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vg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10" table:formula="of:=IF([.K24]=&quot;low&quot;;7;IF([.K24]=&quot;avg&quot;;10;15))" table:style-name="ce1">
            <text:p>10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avg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7" table:formula="of:=IF([.K25]=&quot;low&quot;;5;IF([.K25]=&quot;avg&quot;;7;10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6">
            <text:p>Registration</text:p>
          </table:table-cell>
          <table:table-cell table:style-name="ce6"/>
          <table:table-cell office:value-type="float" office:value="4.5" table:style-name="ce6">
            <text:p>4,5</text:p>
          </table:table-cell>
          <table:table-cell office:value-type="float" office:value="15.333333333333334" table:formula="of:=15+1/3" table:style-name="ce6">
            <text:p>15,33333333</text:p>
          </table:table-cell>
          <table:table-cell office:value-type="float" office:value="2.8333333333333335" table:formula="of:=2+5/6" table:style-name="ce6">
            <text:p>2,833333333</text:p>
          </table:table-cell>
          <table:table-cell office:value-type="float" office:value="5" table:style-name="ce6">
            <text:p>5</text:p>
          </table:table-cell>
          <table:table-cell office:value-type="float" office:value="27.666666666666668" table:formula="of:=[.F27]+[.E27]+[.D27]+[.C27]" table:style-name="ce6">
            <text:p>27,66666667</text:p>
          </table:table-cell>
          <table:table-cell table:style-name="ce5"/>
          <table:table-cell office:value-type="string" table:style-name="ce6">
            <text:p>External Inputs</text:p>
          </table:table-cell>
          <table:table-cell table:number-columns-repeated="5" table:style-name="ce6"/>
          <table:table-cell office:value-type="float" office:value="40" table:style-name="ce6">
            <text:p>40</text:p>
          </table:table-cell>
          <table:table-cell table:number-columns-repeated="5" table:style-name="ce1"/>
          <table:table-cell office:value-type="float" office:value="6" table:formula="of:=IF([.K27]=&quot;low&quot;;3;IF([.K27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7" table:formula="of:=IF([.K28]=&quot;low&quot;;4;IF([.K28]=&quot;avg&quot;;5;7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6" table:formula="of:=IF([.K29]=&quot;low&quot;;3;IF([.K29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15" table:formula="of:=IF([.K30]=&quot;low&quot;;7;IF([.K30]=&quot;avg&quot;;10;15))" table:style-name="ce1">
            <text:p>15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10" table:formula="of:=IF([.K31]=&quot;low&quot;;5;IF([.K31]=&quot;avg&quot;;7;10))" table:style-name="ce1">
            <text:p>10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6">
            <text:p>Create Group</text:p>
          </table:table-cell>
          <table:table-cell table:number-columns-repeated="5" table:style-name="ce6"/>
          <table:table-cell office:value-type="float" office:value="0" table:formula="of:=[.F33]+[.E33]+[.D33]+[.C33]" table:style-name="ce6">
            <text:p>0</text:p>
          </table:table-cell>
          <table:table-cell table:style-name="ce5"/>
          <table:table-cell office:value-type="string" table:style-name="ce6">
            <text:p>External Inputs</text:p>
          </table:table-cell>
          <table:table-cell table:number-columns-repeated="5" table:style-name="ce6"/>
          <table:table-cell office:value-type="float" office:value="0" table:formula="of:=[.J33]*[.U33]+[.J34]*[.U34]+[.J35]*[.U35]+[.J36]*[.U36]+[.J37]*[.U37]" table:style-name="ce6">
            <text:p>0</text:p>
          </table:table-cell>
          <table:table-cell table:number-columns-repeated="5" table:style-name="ce1"/>
          <table:table-cell office:value-type="float" office:value="6" table:formula="of:=IF([.K33]=&quot;low&quot;;3;IF([.K33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7" table:formula="of:=IF([.K34]=&quot;low&quot;;4;IF([.K34]=&quot;avg&quot;;5;7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6" table:formula="of:=IF([.K35]=&quot;low&quot;;3;IF([.K35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15" table:formula="of:=IF([.K36]=&quot;low&quot;;7;IF([.K36]=&quot;avg&quot;;10;15))" table:style-name="ce1">
            <text:p>15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10" table:formula="of:=IF([.K37]=&quot;low&quot;;5;IF([.K37]=&quot;avg&quot;;7;10))" table:style-name="ce1">
            <text:p>10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6">
            <text:p>Engage Friendship</text:p>
          </table:table-cell>
          <table:table-cell table:style-name="ce6"/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1.5" table:style-name="ce6">
            <text:p>1,5</text:p>
          </table:table-cell>
          <table:table-cell office:value-type="float" office:value="0.5" table:style-name="ce6">
            <text:p>0,5</text:p>
          </table:table-cell>
          <table:table-cell office:value-type="float" office:value="9" table:formula="of:=[.F39]+[.E39]+[.D39]+[.C39]" table:style-name="ce6">
            <text:p>9</text:p>
          </table:table-cell>
          <table:table-cell table:style-name="ce5"/>
          <table:table-cell office:value-type="string" table:style-name="ce6">
            <text:p>External Input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low</text:p>
          </table:table-cell>
          <table:table-cell table:number-columns-repeated="3" table:style-name="ce6"/>
          <table:table-cell office:value-type="float" office:value="35" table:formula="of:=[.J39]*[.U39]+[.J40]*[.U40]+[.J41]*[.U41]+[.J42]*[.U42]+[.J43]*[.U43]" table:style-name="ce6">
            <text:p>35</text:p>
          </table:table-cell>
          <table:table-cell table:number-columns-repeated="5" table:style-name="ce1"/>
          <table:table-cell office:value-type="float" office:value="3" table:formula="of:=IF([.K39]=&quot;low&quot;;3;IF([.K39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4" table:formula="of:=IF([.K40]=&quot;low&quot;;4;IF([.K40]=&quot;avg&quot;;5;7))" table:style-name="ce1">
            <text:p>4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3" table:formula="of:=IF([.K41]=&quot;low&quot;;3;IF([.K41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7" table:formula="of:=IF([.K42]=&quot;low&quot;;7;IF([.K42]=&quot;avg&quot;;10;15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5" table:formula="of:=IF([.K43]=&quot;low&quot;;5;IF([.K43]=&quot;avg&quot;;7;10))" table:style-name="ce1">
            <text:p>5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6">
            <text:p>Maintain Contacts</text:p>
          </table:table-cell>
          <table:table-cell office:value-type="float" office:value="9" table:style-name="ce6">
            <text:p>9</text:p>
          </table:table-cell>
          <table:table-cell table:number-columns-repeated="4" table:style-name="ce6"/>
          <table:table-cell office:value-type="float" office:value="0" table:formula="of:=[.F45]+[.E45]+[.D45]+[.C45]" table:style-name="ce6">
            <text:p>0</text:p>
          </table:table-cell>
          <table:table-cell table:style-name="ce5"/>
          <table:table-cell office:value-type="string" table:style-name="ce6">
            <text:p>External Inputs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low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26" table:formula="of:=[.J45]*[.U45]+[.J46]*[.U46]+[.J47]*[.U47]+[.J48]*[.U48]+[.J49]*[.U49]" table:style-name="ce6">
            <text:p>26</text:p>
          </table:table-cell>
          <table:table-cell table:number-columns-repeated="5" table:style-name="ce1"/>
          <table:table-cell office:value-type="float" office:value="3" table:formula="of:=IF([.K45]=&quot;low&quot;;3;IF([.K45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4" table:formula="of:=IF([.K46]=&quot;low&quot;;4;IF([.K46]=&quot;avg&quot;;5;7))" table:style-name="ce1">
            <text:p>4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3" table:formula="of:=IF([.K47]=&quot;low&quot;;3;IF([.K47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7" table:formula="of:=IF([.K48]=&quot;low&quot;;7;IF([.K48]=&quot;avg&quot;;10;15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5" table:formula="of:=IF([.K49]=&quot;low&quot;;5;IF([.K49]=&quot;avg&quot;;7;10))" table:style-name="ce1">
            <text:p>5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6">
            <text:p>Receive E-Mail Notification</text:p>
          </table:table-cell>
          <table:table-cell table:style-name="ce6"/>
          <table:table-cell office:value-type="float" office:value="3" table:style-name="ce6">
            <text:p>3</text:p>
          </table:table-cell>
          <table:table-cell office:value-type="float" office:value="2.5" table:style-name="ce6">
            <text:p>2,5</text:p>
          </table:table-cell>
          <table:table-cell office:value-type="float" office:value="0.5" table:style-name="ce6">
            <text:p>0,5</text:p>
          </table:table-cell>
          <table:table-cell office:value-type="float" office:value="1.5" table:style-name="ce6">
            <text:p>1,5</text:p>
          </table:table-cell>
          <table:table-cell office:value-type="float" office:value="7.5" table:formula="of:=[.F51]+[.E51]+[.D51]+[.C51]" table:style-name="ce6">
            <text:p>7,5</text:p>
          </table:table-cell>
          <table:table-cell table:style-name="ce5"/>
          <table:table-cell office:value-type="string" table:style-name="ce6">
            <text:p>External Input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3" table:style-name="ce6"/>
          <table:table-cell office:value-type="float" office:value="23" table:formula="of:=[.J51]*[.U51]+[.J52]*[.U52]+[.J53]*[.U53]+[.J54]*[.U54]+[.J55]*[.U55]" table:style-name="ce6">
            <text:p>23</text:p>
          </table:table-cell>
          <table:table-cell table:number-columns-repeated="5" table:style-name="ce1"/>
          <table:table-cell office:value-type="float" office:value="3" table:formula="of:=IF([.K51]=&quot;low&quot;;3;IF([.K51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4" table:formula="of:=IF([.K52]=&quot;low&quot;;4;IF([.K52]=&quot;avg&quot;;5;7))" table:style-name="ce1">
            <text:p>4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3" table:formula="of:=IF([.K53]=&quot;low&quot;;3;IF([.K53]=&quot;avg&quot;;4;6))" table:style-name="ce1">
            <text:p>3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7" table:formula="of:=IF([.K54]=&quot;low&quot;;7;IF([.K54]=&quot;avg&quot;;10;15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low</text:p>
          </table:table-cell>
          <table:table-cell table:number-columns-repeated="4" table:style-name="ce6"/>
          <table:table-cell table:number-columns-repeated="5" table:style-name="ce1"/>
          <table:table-cell office:value-type="float" office:value="5" table:formula="of:=IF([.K55]=&quot;low&quot;;5;IF([.K55]=&quot;avg&quot;;7;10))" table:style-name="ce1">
            <text:p>5</text:p>
          </table:table-cell>
          <table:table-cell table:number-columns-repeated="16363"/>
        </table:table-row>
        <table:table-row table:style-name="ro2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6">
            <text:p>Show Information</text:p>
          </table:table-cell>
          <table:table-cell table:number-columns-repeated="5" table:style-name="ce6"/>
          <table:table-cell office:value-type="float" office:value="0" table:formula="of:=[.F57]+[.E57]+[.D57]+[.C57]" table:style-name="ce6">
            <text:p>0</text:p>
          </table:table-cell>
          <table:table-cell table:style-name="ce5"/>
          <table:table-cell office:value-type="string" table:style-name="ce6">
            <text:p>External Inputs</text:p>
          </table:table-cell>
          <table:table-cell table:number-columns-repeated="5" table:style-name="ce6"/>
          <table:table-cell office:value-type="float" office:value="0" table:formula="of:=[.J57]*[.U57]+[.J58]*[.U58]+[.J59]*[.U59]+[.J60]*[.U60]+[.J61]*[.U61]" table:style-name="ce6">
            <text:p>0</text:p>
          </table:table-cell>
          <table:table-cell table:number-columns-repeated="5" table:style-name="ce1"/>
          <table:table-cell office:value-type="float" office:value="6" table:formula="of:=IF([.K57]=&quot;low&quot;;3;IF([.K57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Output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7" table:formula="of:=IF([.K58]=&quot;low&quot;;4;IF([.K58]=&quot;avg&quot;;5;7))" table:style-name="ce1">
            <text:p>7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quiri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6" table:formula="of:=IF([.K59]=&quot;low&quot;;3;IF([.K59]=&quot;avg&quot;;4;6))" table:style-name="ce1">
            <text:p>6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Internal Logical Fil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15" table:formula="of:=IF([.K60]=&quot;low&quot;;7;IF([.K60]=&quot;avg&quot;;10;15))" table:style-name="ce1">
            <text:p>15</text:p>
          </table:table-cell>
          <table:table-cell table:number-columns-repeated="16363"/>
        </table:table-row>
        <table:table-row table:style-name="ro2">
          <table:table-cell table:number-columns-repeated="7" table:style-name="ce6"/>
          <table:table-cell table:style-name="ce5"/>
          <table:table-cell office:value-type="string" table:style-name="ce6">
            <text:p>External Interface Files</text:p>
          </table:table-cell>
          <table:table-cell table:number-columns-repeated="6" table:style-name="ce6"/>
          <table:table-cell table:number-columns-repeated="5" table:style-name="ce1"/>
          <table:table-cell office:value-type="float" office:value="10" table:formula="of:=IF([.K61]=&quot;low&quot;;5;IF([.K61]=&quot;avg&quot;;7;10))" table:style-name="ce1">
            <text:p>10</text:p>
          </table:table-cell>
          <table:table-cell table:number-columns-repeated="16363"/>
        </table:table-row>
        <table:table-row table:number-rows-repeated="1048515" table:style-name="ro2">
          <table:table-cell table:number-columns-repeated="16384"/>
        </table:table-row>
      </table:table>
      <table:table table:name="Sheet2" table:style-name="ta1">
        <table:table-column table:style-name="co4" table:default-cell-style-name="ce1"/>
        <table:table-column table:style-name="co10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4" table:default-cell-style-name="ce1"/>
        <table:table-column table:style-name="co10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dc:creator>Wagner, Daniel</dc:creator>
    <meta:creation-date>2017-04-18T19:46:00Z</meta:creation-date>
    <dc:date>2017-04-19T07:19:11Z</dc:date>
    <meta:editing-cycles>3</meta:editing-cycles>
    <meta:editing-duration>PT7556S</meta:editing-duration>
  </office:meta>
</office:document-meta>
</file>